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6.4029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Исаклинский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6" table:number-columns-repeated="4" table:default-cell-style-name="ce6"/>
        <table:table-column table:style-name="co7" table:default-cell-style-name="ce6"/>
        <table:table-column table:style-name="co6" table:number-columns-repeated="16374" table:default-cell-style-name="ce6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4">
            <text:p>улица</text:p>
          </table:table-cell>
          <table:table-cell table:number-columns-repeated="16379" table:style-name="ce6"/>
        </table:table-row>
        <table:table-row table:style-name="ro2">
          <table:table-cell office:value-type="float" office:value="1" table:style-name="ce7">
            <text:p>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Братьев Лагод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Губер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Кавказ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Колхо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Красноарме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Куйбыше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пер. Куйбышевски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Лени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" table:style-name="ce7">
            <text:p>1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пер. Ленински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" table:style-name="ce7">
            <text:p>1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Мелиоратив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Мир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Мичури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Наго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8" table:style-name="ce7">
            <text:p>1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Ново-Моско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пер. Октябрьски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Первома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Победы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3" table:style-name="ce7">
            <text:p>2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Спортив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Сурк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ул. Чапае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6" table:style-name="ce7">
            <text:p>2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Исаклы</text:p>
          </table:table-cell>
          <table:table-cell office:value-type="string" table:style-name="ce7">
            <text:p>с. Исаклы</text:p>
          </table:table-cell>
          <table:table-cell office:value-type="string" table:style-name="ce8">
            <text:p>пер. Чапаевски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7" table:style-name="ce7">
            <text:p>2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Большое Микушкино</text:p>
          </table:table-cell>
          <table:table-cell office:value-type="string" table:style-name="ce7">
            <text:p>с. Большое Микушкино</text:p>
          </table:table-cell>
          <table:table-cell office:value-type="string" table:style-name="ce8">
            <text:p>ул. Коммунаро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8" table:style-name="ce7">
            <text:p>2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Большое Микушкино</text:p>
          </table:table-cell>
          <table:table-cell office:value-type="string" table:style-name="ce7">
            <text:p>с. Большое Микушкино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29" table:style-name="ce7">
            <text:p>2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Большое Микушкино</text:p>
          </table:table-cell>
          <table:table-cell office:value-type="string" table:style-name="ce7">
            <text:p>с. Большое Микушкино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0" table:style-name="ce7">
            <text:p>3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Большое Микушкино</text:p>
          </table:table-cell>
          <table:table-cell office:value-type="string" table:style-name="ce7">
            <text:p>с. Большое Микушкино</text:p>
          </table:table-cell>
          <table:table-cell office:value-type="string" table:style-name="ce8">
            <text:p>ул. Октябр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1" table:style-name="ce7">
            <text:p>3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Большое Микушкино</text:p>
          </table:table-cell>
          <table:table-cell office:value-type="string" table:style-name="ce7">
            <text:p>с. Большое Микушкино</text:p>
          </table:table-cell>
          <table:table-cell office:value-type="string" table:style-name="ce8">
            <text:p>ул. Первома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2" table:style-name="ce7">
            <text:p>3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Большое Микушкино</text:p>
          </table:table-cell>
          <table:table-cell office:value-type="string" table:style-name="ce7">
            <text:p>д. Малое Микушкино</text:p>
          </table:table-cell>
          <table:table-cell office:value-type="string" table:style-name="ce8">
            <text:p>ул. Переуло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3" table:style-name="ce7">
            <text:p>3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Большое Микушкино</text:p>
          </table:table-cell>
          <table:table-cell office:value-type="string" table:style-name="ce7">
            <text:p>д. Малое Микушкино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4" table:style-name="ce7">
            <text:p>3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Большое Микушкино</text:p>
          </table:table-cell>
          <table:table-cell office:value-type="string" table:style-name="ce7">
            <text:p>д. Малое Микушкино</text:p>
          </table:table-cell>
          <table:table-cell office:value-type="string" table:style-name="ce8">
            <text:p>ул. Степ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5" table:style-name="ce7">
            <text:p>3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Большое Микушкино</text:p>
          </table:table-cell>
          <table:table-cell office:value-type="string" table:style-name="ce7">
            <text:p>д. Малое Микушкино</text:p>
          </table:table-cell>
          <table:table-cell office:value-type="string" table:style-name="ce8">
            <text:p>ул. Чекмасо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6" table:style-name="ce7">
            <text:p>3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Большое Микушкино</text:p>
          </table:table-cell>
          <table:table-cell office:value-type="string" table:style-name="ce7">
            <text:p>п. Лесной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7" table:style-name="ce7">
            <text:p>3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Большое Микушкино</text:p>
          </table:table-cell>
          <table:table-cell office:value-type="string" table:style-name="ce7">
            <text:p>п. Лесной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8" table:style-name="ce7">
            <text:p>3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д. Два Ключа</text:p>
          </table:table-cell>
          <table:table-cell office:value-type="string" table:style-name="ce8">
            <text:p>ул. Болот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39" table:style-name="ce7">
            <text:p>3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д. Два Ключа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0" table:style-name="ce7">
            <text:p>4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д. Два Ключа</text:p>
          </table:table-cell>
          <table:table-cell office:value-type="string" table:style-name="ce8">
            <text:p>ул. Нижня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1" table:style-name="ce7">
            <text:p>4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д. Два Ключа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2" table:style-name="ce7">
            <text:p>4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д. Два Ключа</text:p>
          </table:table-cell>
          <table:table-cell office:value-type="string" table:style-name="ce8">
            <text:p>ул. Прям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3" table:style-name="ce7">
            <text:p>4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д. Два Ключа</text:p>
          </table:table-cell>
          <table:table-cell office:value-type="string" table:style-name="ce8">
            <text:p>ул. 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4" table:style-name="ce7">
            <text:p>4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д. Два Ключа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5" table:style-name="ce7">
            <text:p>4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д. Два Ключа</text:p>
          </table:table-cell>
          <table:table-cell office:value-type="string" table:style-name="ce8">
            <text:p>ул. Эмтес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6" table:style-name="ce7">
            <text:p>4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Саперкино</text:p>
          </table:table-cell>
          <table:table-cell office:value-type="string" table:style-name="ce8">
            <text:p>ул. Коммунистиче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7" table:style-name="ce7">
            <text:p>4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Саперкино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8" table:style-name="ce7">
            <text:p>4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Саперкино</text:p>
          </table:table-cell>
          <table:table-cell office:value-type="string" table:style-name="ce8">
            <text:p>ул. Кооператив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49" table:style-name="ce7">
            <text:p>4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Саперкино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0" table:style-name="ce7">
            <text:p>5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Саперкино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Саперкино</text:p>
          </table:table-cell>
          <table:table-cell office:value-type="string" table:style-name="ce8">
            <text:p>ул. Октябр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Саперкино</text:p>
          </table:table-cell>
          <table:table-cell office:value-type="string" table:style-name="ce8">
            <text:p>ул. Первома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Саперкино</text:p>
          </table:table-cell>
          <table:table-cell office:value-type="string" table:style-name="ce8">
            <text:p>ул. Пионер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4" table:style-name="ce7">
            <text:p>5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Саперкино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5" table:style-name="ce7">
            <text:p>5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Саперкино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6" table:style-name="ce7">
            <text:p>5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Саперкино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7" table:style-name="ce7">
            <text:p>5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Убейкино</text:p>
          </table:table-cell>
          <table:table-cell office:value-type="string" table:style-name="ce8">
            <text:p>ул. Прям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8" table:style-name="ce7">
            <text:p>5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Убейкино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59" table:style-name="ce7">
            <text:p>5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с. Убейкино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0" table:style-name="ce7">
            <text:p>6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п. Пригорки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1" table:style-name="ce7">
            <text:p>6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п. Пригорки</text:p>
          </table:table-cell>
          <table:table-cell office:value-type="string" table:style-name="ce8">
            <text:p>ул. Наго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2" table:style-name="ce7">
            <text:p>6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п. Пригорки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3" table:style-name="ce7">
            <text:p>6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п. Пригорки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4" table:style-name="ce7">
            <text:p>6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п. Зеленый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5" table:style-name="ce7">
            <text:p>6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п. Зеленый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6" table:style-name="ce7">
            <text:p>6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Два Ключа</text:p>
          </table:table-cell>
          <table:table-cell office:value-type="string" table:style-name="ce7">
            <text:p>п. Зеленый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7" table:style-name="ce7">
            <text:p>6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с. Ключи</text:p>
          </table:table-cell>
          <table:table-cell office:value-type="string" table:style-name="ce8">
            <text:p>ул. Лени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8" table:style-name="ce7">
            <text:p>6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с. Ключи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69" table:style-name="ce7">
            <text:p>6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с. Ключи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0" table:style-name="ce7">
            <text:p>7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с. Смольково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1" table:style-name="ce7">
            <text:p>7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с. Смольково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2" table:style-name="ce7">
            <text:p>7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с. Смольково</text:p>
          </table:table-cell>
          <table:table-cell office:value-type="string" table:style-name="ce8">
            <text:p>ул. Черёмушки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3" table:style-name="ce7">
            <text:p>7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с. Смольково</text:p>
          </table:table-cell>
          <table:table-cell office:value-type="string" table:style-name="ce8">
            <text:p>ул. Юбилей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4" table:style-name="ce7">
            <text:p>7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с. Старая Чесноковка</text:p>
          </table:table-cell>
          <table:table-cell office:value-type="string" table:style-name="ce8">
            <text:p>ул. Молодежная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5" table:style-name="ce7">
            <text:p>7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с. Старая Чесноковка</text:p>
          </table:table-cell>
          <table:table-cell office:value-type="string" table:style-name="ce8">
            <text:p>ул. 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6" table:style-name="ce7">
            <text:p>7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с. Старая Чесноковк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7" table:style-name="ce7">
            <text:p>7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д. Новая Чесноковка</text:p>
          </table:table-cell>
          <table:table-cell office:value-type="string" table:style-name="ce8">
            <text:p>ул. Колхо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8" table:style-name="ce7">
            <text:p>7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д. Новая Чесноковк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79" table:style-name="ce7">
            <text:p>7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п. Зеленовский</text:p>
          </table:table-cell>
          <table:table-cell office:value-type="string" table:style-name="ce8">
            <text:p>ул. 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0" table:style-name="ce7">
            <text:p>8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п. Зеленовский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1" table:style-name="ce7">
            <text:p>8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п. Новоключевский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2" table:style-name="ce7">
            <text:p>8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д. Вербовка</text:p>
          </table:table-cell>
          <table:table-cell office:value-type="string" table:style-name="ce8">
            <text:p>ул. Рабоч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3" table:style-name="ce7">
            <text:p>8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п. Ильинский</text:p>
          </table:table-cell>
          <table:table-cell office:value-type="string" table:style-name="ce8">
            <text:p>ул. Мир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4" table:style-name="ce7">
            <text:p>8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п. Ильинский</text:p>
          </table:table-cell>
          <table:table-cell office:value-type="string" table:style-name="ce8">
            <text:p>ул. Това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5" table:style-name="ce7">
            <text:p>8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п. Клин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6" table:style-name="ce7">
            <text:p>8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п. Верхний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7" table:style-name="ce7">
            <text:p>8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п. Средний</text:p>
          </table:table-cell>
          <table:table-cell office:value-type="string" table:style-name="ce8">
            <text:p>ул. Наго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8" table:style-name="ce7">
            <text:p>8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п. Нижний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89" table:style-name="ce7">
            <text:p>8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Ключи</text:p>
          </table:table-cell>
          <table:table-cell office:value-type="string" table:style-name="ce7">
            <text:p>п. Никольский</text:p>
          </table:table-cell>
          <table:table-cell office:value-type="string" table:style-name="ce8">
            <text:p>ул. Фермер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0" table:style-name="ce7">
            <text:p>9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Аделяково</text:p>
          </table:table-cell>
          <table:table-cell office:value-type="string" table:style-name="ce8">
            <text:p>пер. Восточны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1" table:style-name="ce7">
            <text:p>9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Аделяково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2" table:style-name="ce7">
            <text:p>9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Аделяково</text:p>
          </table:table-cell>
          <table:table-cell office:value-type="string" table:style-name="ce8">
            <text:p>пер. Комсомольски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3" table:style-name="ce7">
            <text:p>9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Аделяково</text:p>
          </table:table-cell>
          <table:table-cell office:value-type="string" table:style-name="ce8">
            <text:p>ул. Куйбыше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4" table:style-name="ce7">
            <text:p>9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Аделяково</text:p>
          </table:table-cell>
          <table:table-cell office:value-type="string" table:style-name="ce8">
            <text:p>ул. Лен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5" table:style-name="ce7">
            <text:p>9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Аделяково</text:p>
          </table:table-cell>
          <table:table-cell office:value-type="string" table:style-name="ce8">
            <text:p>ул. Некрас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6" table:style-name="ce7">
            <text:p>9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Аделяково</text:p>
          </table:table-cell>
          <table:table-cell office:value-type="string" table:style-name="ce8">
            <text:p>ул. Октябр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7" table:style-name="ce7">
            <text:p>9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Аделяково</text:p>
          </table:table-cell>
          <table:table-cell office:value-type="string" table:style-name="ce8">
            <text:p>пер. Пионерский<text:s/>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8" table:style-name="ce7">
            <text:p>9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Аделяково</text:p>
          </table:table-cell>
          <table:table-cell office:value-type="string" table:style-name="ce8">
            <text:p>ул. Пушк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Аделяково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0" table:style-name="ce7">
            <text:p>10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Аделяково</text:p>
          </table:table-cell>
          <table:table-cell office:value-type="string" table:style-name="ce8">
            <text:p>ул. Стахано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1" table:style-name="ce7">
            <text:p>10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Ишуткино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2" table:style-name="ce7">
            <text:p>10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Ишуткино</text:p>
          </table:table-cell>
          <table:table-cell office:value-type="string" table:style-name="ce8">
            <text:p>ул. Партиза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3" table:style-name="ce7">
            <text:p>10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Ишуткино</text:p>
          </table:table-cell>
          <table:table-cell office:value-type="string" table:style-name="ce8">
            <text:p>ул. Первома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4" table:style-name="ce7">
            <text:p>10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Ишуткино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5" table:style-name="ce7">
            <text:p>10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с. Мордово-Ишуткино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6" table:style-name="ce7">
            <text:p>10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п. Ивановка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7" table:style-name="ce7">
            <text:p>10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п. Нижняя Алексеевка</text:p>
          </table:table-cell>
          <table:table-cell office:value-type="string" table:style-name="ce8">
            <text:p>ул. Степ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8" table:style-name="ce7">
            <text:p>10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д. Малое Ишуткино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09" table:style-name="ce7">
            <text:p>10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Мордово-Ишуткино</text:p>
          </table:table-cell>
          <table:table-cell office:value-type="string" table:style-name="ce7">
            <text:p>д. Малое Ишуткино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0" table:style-name="ce7">
            <text:p>11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Ганькино</text:p>
          </table:table-cell>
          <table:table-cell office:value-type="string" table:style-name="ce7">
            <text:p>с. Новое Ганькино</text:p>
          </table:table-cell>
          <table:table-cell office:value-type="string" table:style-name="ce8">
            <text:p>ул. Гагарин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1" table:style-name="ce7">
            <text:p>11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Ганькино</text:p>
          </table:table-cell>
          <table:table-cell office:value-type="string" table:style-name="ce7">
            <text:p>с. Новое Ганькино</text:p>
          </table:table-cell>
          <table:table-cell office:value-type="string" table:style-name="ce8">
            <text:p>ул. Иван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2" table:style-name="ce7">
            <text:p>11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Ганькино</text:p>
          </table:table-cell>
          <table:table-cell office:value-type="string" table:style-name="ce7">
            <text:p>с. Новое Ганькино</text:p>
          </table:table-cell>
          <table:table-cell office:value-type="string" table:style-name="ce8">
            <text:p>ул. Кавказ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3" table:style-name="ce7">
            <text:p>11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Ганькино</text:p>
          </table:table-cell>
          <table:table-cell office:value-type="string" table:style-name="ce7">
            <text:p>с. Новое Ганькино</text:p>
          </table:table-cell>
          <table:table-cell office:value-type="string" table:style-name="ce8">
            <text:p>ул. Комсомоль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4" table:style-name="ce7">
            <text:p>11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Ганькино</text:p>
          </table:table-cell>
          <table:table-cell office:value-type="string" table:style-name="ce7">
            <text:p>с. Новое Ганькино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5" table:style-name="ce7">
            <text:p>11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Ганькино</text:p>
          </table:table-cell>
          <table:table-cell office:value-type="string" table:style-name="ce7">
            <text:p>с. Новое Ганькино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6" table:style-name="ce7">
            <text:p>11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Ганькино</text:p>
          </table:table-cell>
          <table:table-cell office:value-type="string" table:style-name="ce7">
            <text:p>д. Ганькин Матак</text:p>
          </table:table-cell>
          <table:table-cell office:value-type="string" table:style-name="ce8">
            <text:p>ул. Боро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7" table:style-name="ce7">
            <text:p>11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Ганькино</text:p>
          </table:table-cell>
          <table:table-cell office:value-type="string" table:style-name="ce7">
            <text:p>д. Ганькин Матак</text:p>
          </table:table-cell>
          <table:table-cell office:value-type="string" table:style-name="ce8">
            <text:p>ул. Партиза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8" table:style-name="ce7">
            <text:p>11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Ганькино</text:p>
          </table:table-cell>
          <table:table-cell office:value-type="string" table:style-name="ce7">
            <text:p>д. Ганькин Матак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19" table:style-name="ce7">
            <text:p>11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Ганькино</text:p>
          </table:table-cell>
          <table:table-cell office:value-type="string" table:style-name="ce7">
            <text:p>д. Ганькин Матак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0" table:style-name="ce7">
            <text:p>12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Ганькино</text:p>
          </table:table-cell>
          <table:table-cell office:value-type="string" table:style-name="ce7">
            <text:p>д. Ганькин Матак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1" table:style-name="ce7">
            <text:p>12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с. Новое Якушкино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2" table:style-name="ce7">
            <text:p>12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с. Новое Якушкино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3" table:style-name="ce7">
            <text:p>12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с. Новое Якушкино</text:p>
          </table:table-cell>
          <table:table-cell office:value-type="string" table:style-name="ce8">
            <text:p>ул. Партиза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4" table:style-name="ce7">
            <text:p>12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с. Новое Якушкино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5" table:style-name="ce7">
            <text:p>12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с. Новое Якушкино</text:p>
          </table:table-cell>
          <table:table-cell office:value-type="string" table:style-name="ce8">
            <text:p>ул. Шко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6" table:style-name="ce7">
            <text:p>12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д. Новый Шунгут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7" table:style-name="ce7">
            <text:p>12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д. Новый Шунгут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8" table:style-name="ce7">
            <text:p>12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с.Самсоновка</text:p>
          </table:table-cell>
          <table:table-cell office:value-type="string" table:style-name="ce8">
            <text:p>ул. Болот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29" table:style-name="ce7">
            <text:p>12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с.Самсоновка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0" table:style-name="ce7">
            <text:p>13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с.Самсоновка</text:p>
          </table:table-cell>
          <table:table-cell office:value-type="string" table:style-name="ce8">
            <text:p>ул. Ленин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1" table:style-name="ce7">
            <text:p>13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с.Самсоновка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2" table:style-name="ce7">
            <text:p>13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с.Самсоновка</text:p>
          </table:table-cell>
          <table:table-cell office:value-type="string" table:style-name="ce8">
            <text:p>ул. Первома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3" table:style-name="ce7">
            <text:p>13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с. Старая Боголюбовка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4" table:style-name="ce7">
            <text:p>13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с. Старая Боголюбовк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5" table:style-name="ce7">
            <text:p>13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д. Старый Шунгут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6" table:style-name="ce7">
            <text:p>13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д. Старый Шунгут</text:p>
          </table:table-cell>
          <table:table-cell office:value-type="string" table:style-name="ce8">
            <text:p>ул. Степ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7" table:style-name="ce7">
            <text:p>13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д. Старый Шунгут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8" table:style-name="ce7">
            <text:p>13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д. Сухарь Матак</text:p>
          </table:table-cell>
          <table:table-cell office:value-type="string" table:style-name="ce8">
            <text:p>ул. Болот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39" table:style-name="ce7">
            <text:p>13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д. Сухарь Матак</text:p>
          </table:table-cell>
          <table:table-cell office:value-type="string" table:style-name="ce8">
            <text:p>ул. Ворошилов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0" table:style-name="ce7">
            <text:p>14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д. Сухарь Матак</text:p>
          </table:table-cell>
          <table:table-cell office:value-type="string" table:style-name="ce8">
            <text:p>ул. Заре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1" table:style-name="ce7">
            <text:p>14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д. Сухарь Матак</text:p>
          </table:table-cell>
          <table:table-cell office:value-type="string" table:style-name="ce8">
            <text:p>ул. Лес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2" table:style-name="ce7">
            <text:p>14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д. Сухарь Матак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3" table:style-name="ce7">
            <text:p>14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д. Сухарь Матак</text:p>
          </table:table-cell>
          <table:table-cell office:value-type="string" table:style-name="ce8">
            <text:p>ул. Нагор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4" table:style-name="ce7">
            <text:p>14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Новое Якушкино</text:p>
          </table:table-cell>
          <table:table-cell office:value-type="string" table:style-name="ce7">
            <text:p>д. Сухарь Матак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5" table:style-name="ce7">
            <text:p>14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с. Старое Вечканово</text:p>
          </table:table-cell>
          <table:table-cell office:value-type="string" table:style-name="ce8">
            <text:p>ул. Киров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6" table:style-name="ce7">
            <text:p>14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с. Старое Вечканово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7" table:style-name="ce7">
            <text:p>14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с. Старое Вечканово</text:p>
          </table:table-cell>
          <table:table-cell office:value-type="string" table:style-name="ce8">
            <text:p>пер. Садовый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8" table:style-name="ce7">
            <text:p>14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с. Старое Вечканово</text:p>
          </table:table-cell>
          <table:table-cell office:value-type="string" table:style-name="ce8">
            <text:p>ул. Совет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49" table:style-name="ce7">
            <text:p>14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с. Старое Вечканово</text:p>
          </table:table-cell>
          <table:table-cell office:value-type="string" table:style-name="ce8">
            <text:p>ул. Шоссей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0" table:style-name="ce7">
            <text:p>15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д. Черная Речка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1" table:style-name="ce7">
            <text:p>15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д. Черная Речка</text:p>
          </table:table-cell>
          <table:table-cell office:value-type="string" table:style-name="ce8">
            <text:p>ул. Набер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2" table:style-name="ce7">
            <text:p>15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д. Черная Речка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3" table:style-name="ce7">
            <text:p>15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окский</text:p>
          </table:table-cell>
          <table:table-cell office:value-type="string" table:style-name="ce8">
            <text:p>ул. Больнич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4" table:style-name="ce7">
            <text:p>15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окский</text:p>
          </table:table-cell>
          <table:table-cell office:value-type="string" table:style-name="ce8">
            <text:p>ул. Завод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5" table:style-name="ce7">
            <text:p>15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окский</text:p>
          </table:table-cell>
          <table:table-cell office:value-type="string" table:style-name="ce8">
            <text:p>ул. Луг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6" table:style-name="ce7">
            <text:p>15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окский</text:p>
          </table:table-cell>
          <table:table-cell office:value-type="string" table:style-name="ce8">
            <text:p>ул. Молодеж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7" table:style-name="ce7">
            <text:p>157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окский</text:p>
          </table:table-cell>
          <table:table-cell office:value-type="string" table:style-name="ce8">
            <text:p>ул. Ново-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8" table:style-name="ce7">
            <text:p>158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окский</text:p>
          </table:table-cell>
          <table:table-cell office:value-type="string" table:style-name="ce8">
            <text:p>ул. Парк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59" table:style-name="ce7">
            <text:p>159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окский</text:p>
          </table:table-cell>
          <table:table-cell office:value-type="string" table:style-name="ce8">
            <text:p>ул. Первомай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0" table:style-name="ce7">
            <text:p>160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окский</text:p>
          </table:table-cell>
          <table:table-cell office:value-type="string" table:style-name="ce8">
            <text:p>ул. Поле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1" table:style-name="ce7">
            <text:p>161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окский</text:p>
          </table:table-cell>
          <table:table-cell office:value-type="string" table:style-name="ce8">
            <text:p>ул. Садов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2" table:style-name="ce7">
            <text:p>162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окский</text:p>
          </table:table-cell>
          <table:table-cell office:value-type="string" table:style-name="ce8">
            <text:p>ул. Совхоз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3" table:style-name="ce7">
            <text:p>163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окский</text:p>
          </table:table-cell>
          <table:table-cell office:value-type="string" table:style-name="ce8">
            <text:p>ул. Сокск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4" table:style-name="ce7">
            <text:p>164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окский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5" table:style-name="ce7">
            <text:p>165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емь Ключей</text:p>
          </table:table-cell>
          <table:table-cell office:value-type="string" table:style-name="ce8">
            <text:p>ул. Мокшановка</text:p>
          </table:table-cell>
          <table:table-cell table:number-columns-repeated="7" table:style-name="ce6"/>
          <table:table-cell table:number-columns-repeated="16372" table:style-name="ce1"/>
        </table:table-row>
        <table:table-row table:style-name="ro2">
          <table:table-cell office:value-type="float" office:value="166" table:style-name="ce7">
            <text:p>166</text:p>
          </table:table-cell>
          <table:table-cell office:value-type="string" table:style-name="ce7">
            <text:p>Исаклинский</text:p>
          </table:table-cell>
          <table:table-cell office:value-type="string" table:style-name="ce7">
            <text:p>СП Старое Вечканово</text:p>
          </table:table-cell>
          <table:table-cell office:value-type="string" table:style-name="ce7">
            <text:p>п. Семь Ключей</text:p>
          </table:table-cell>
          <table:table-cell office:value-type="string" table:style-name="ce8">
            <text:p>ул. Центральная</text:p>
          </table:table-cell>
          <table:table-cell table:number-columns-repeated="7" table:style-name="ce6"/>
          <table:table-cell table:number-columns-repeated="16372" table:style-name="ce1"/>
        </table:table-row>
        <table:table-row table:number-rows-repeated="1048409" table:style-name="ro2">
          <table:table-cell table:number-columns-repeated="16384"/>
        </table:table-row>
      </table:table>
      <table:database-ranges>
        <table:database-range table:target-range-address="Исаклинский.E166:Исаклинский.E16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Полотцева Оксана Федоровна</dc:creator>
    <meta:creation-date>2019-06-03T08:41:39Z</meta:creation-date>
    <dc:date>2019-11-05T10:27:25Z</dc:date>
    <meta:print-date>2019-09-03T05:33:55Z</meta:print-date>
    <meta:editing-cycles>7</meta:editing-cycles>
    <meta:editing-duration>PT14029S</meta:editing-duration>
  </office:meta>
</office:document-meta>
</file>